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c0d" officeooo:paragraph-rsid="00199c0d"/>
    </style:style>
    <style:style style:name="P2" style:family="paragraph" style:parent-style-name="Standard" style:list-style-name="L1">
      <style:text-properties officeooo:rsid="00199c0d" officeooo:paragraph-rsid="00199c0d"/>
    </style:style>
    <style:style style:name="T1" style:family="text">
      <style:text-properties officeooo:rsid="001b37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lukalenteri android app</text:p>
      <text:p text:style-name="P1"/>
      <text:p text:style-name="P1">Käyttää pääosin erilaisia intenttejä ja yhdistää eri ohjelmiin mm:</text:p>
      <text:list xml:id="list503226243825334385" text:style-name="L1">
        <text:list-item>
          <text:p text:style-name="P2">locaatio g<text:span text:style-name="T1">oogle</text:span>map</text:p>
        </text:list-item>
        <text:list-item>
          <text:p text:style-name="P2">nettisivu selain</text:p>
        </text:list-item>
        <text:list-item>
          <text:p text:style-name="P2">puhelinnumero dial</text:p>
        </text:list-item>
        <text:list-item>
          <text:p text:style-name="P2">tekstiviesti sms</text:p>
        </text:list-item>
        <text:list-item>
          <text:p text:style-name="P2">youtube video</text:p>
        </text:list-item>
        <text:list-item>
          <text:p text:style-name="P2">jne.?</text:p>
        </text:list-item>
      </text:list>
      <text:p text:style-name="P1"/>
      <text:p text:style-name="P1">Kalenterissa näkymää vaihetaan Fragmentteja käyttäen.</text:p>
      <text:p text:style-name="P1">Kalenterin sisällön pystyy tekemään ja jakamaan muille xml tiedostona esim Google Drive API:n kanss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4S</meta:editing-duration>
    <meta:editing-cycles>3</meta:editing-cycles>
    <meta:generator>LibreOffice/5.1.5.2$Windows_x86 LibreOffice_project/7a864d8825610a8c07cfc3bc01dd4fce6a9447e5</meta:generator>
    <dc:date>2016-11-15T13:54:58.320000000</dc:date>
    <meta:document-statistic meta:table-count="0" meta:image-count="0" meta:object-count="0" meta:page-count="1" meta:paragraph-count="10" meta:word-count="48" meta:character-count="338" meta:non-whitespace-character-count="306"/>
    <meta:user-defined meta:name="Info 1"/>
    <meta:user-defined meta:name="Info 2"/>
    <meta:user-defined meta:name="Info 3"/>
    <meta:user-defined meta:name="Info 4"/>
  </office:meta>
</office:document-meta>
</file>